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40000008580629189.png"/>
  <manifest:file-entry manifest:media-type="image/png" manifest:full-path="Pictures/100002010000025800000258BAFD535C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51cm"/>
    </style:style>
    <style:style style:name="gr3" style:family="graphic" style:parent-style-name="standard">
      <style:graphic-properties draw:stroke="none" svg:stroke-color="#000000" draw:fill="none" draw:fill-color="#ffffff" fo:min-height="0.9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Yu Gothic UI Semilight'" style:font-family-generic="swiss" style:font-pitch="variable" fo:font-size="32pt" style:font-size-asian="32pt" style:font-size-complex="32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family="'Yu Gothic UI Semilight'" style:font-family-generic="swiss" style:font-pitch="variable" fo:font-size="15pt" style:font-size-asian="15pt" style:font-size-complex="15pt"/>
    </style:style>
    <style:style style:name="T1" style:family="text">
      <style:text-properties fo:font-family="'Yu Gothic UI Semilight'" style:font-family-generic="swiss" style:font-pitch="variable" fo:font-size="32pt" style:font-size-asian="32pt" style:font-size-complex="32pt"/>
    </style:style>
    <style:style style:name="T2" style:family="text">
      <style:text-properties fo:font-family="'Yu Gothic UI Semilight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95cm" svg:height="2.251cm" svg:x="2.161cm" svg:y="2.356cm">
          <draw:image xlink:href="Pictures/10000201000001E40000008580629189.png" xlink:type="simple" xlink:show="embed" xlink:actuate="onLoad">
            <text:p/>
          </draw:image>
        </draw:frame>
        <draw:frame draw:style-name="gr1" draw:text-style-name="P1" draw:layer="layout" svg:width="4.243cm" svg:height="4.243cm" svg:x="14.383cm" svg:y="1.5cm">
          <draw:image xlink:href="Pictures/100002010000025800000258BAFD535C.png" xlink:type="simple" xlink:show="embed" xlink:actuate="onLoad">
            <text:p/>
          </draw:image>
        </draw:frame>
        <draw:frame draw:style-name="gr2" draw:text-style-name="P2" draw:layer="layout" svg:width="17.414cm" svg:height="4.76cm" svg:x="1.828cm" svg:y="12.46cm">
          <draw:text-box>
            <text:p text:style-name="P1"><text:span text:style-name="T1">Sviluppo di una scheda sperimentale per la realizzazione di robot calciatori</text:span></text:p>
          </draw:text-box>
        </draw:frame>
        <draw:frame draw:style-name="gr3" draw:text-style-name="P4" draw:layer="layout" svg:width="17.03cm" svg:height="1.155cm" svg:x="1.972cm" svg:y="26.698cm">
          <draw:text-box>
            <text:p text:style-name="P3"><text:span text:style-name="T2">Candidata: Sannino Siria, 5°B A.S. 2020/20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6M1S</meta:editing-duration>
    <meta:editing-cycles>6</meta:editing-cycles>
    <meta:generator>OpenOffice/4.1.6$Win32 OpenOffice.org_project/416m1$Build-9790</meta:generator>
    <dc:date>2021-05-31T14:53:54.18</dc:date>
    <dc:creator>Siria Sannino</dc:creator>
    <meta:document-statistic meta:object-count="4"/>
  </office:meta>
</office:document-meta>
</file>